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apiro-Wilk normality test (ju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algorithm</text:p>
          </table:table-cell>
          <table:table-cell office:value-type="string" table:style-name="ce1">
            <text:p>statistics</text:p>
          </table:table-cell>
          <table:table-cell office:value-type="string" table:style-name="ce1">
            <text:p>p_value</text:p>
          </table:table-cell>
        </table:table-row>
        <table:table-row table:style-name="ro1">
          <table:table-cell office:value-type="string" table:style-name="ce1">
            <text:p>add.greedy</text:p>
          </table:table-cell>
          <table:table-cell office:value-type="string" table:style-name="ce1">
            <text:p>0.641119227471943</text:p>
          </table:table-cell>
          <table:table-cell office:value-type="string" table:style-name="ce1">
            <text:p>8.09975026890601e-06</text:p>
          </table:table-cell>
        </table:table-row>
        <table:table-row table:style-name="ro1">
          <table:table-cell office:value-type="string" table:style-name="ce1">
            <text:p>divga</text:p>
          </table:table-cell>
          <table:table-cell office:value-type="string" table:style-name="ce1">
            <text:p>0.961394197990232</text:p>
          </table:table-cell>
          <table:table-cell office:value-type="string" table:style-name="ce1">
            <text:p>0.572064691581988</text:p>
          </table:table-cell>
        </table:table-row>
        <table:table-row table:style-name="ro1">
          <table:table-cell office:value-type="string" table:style-name="ce1">
            <text:p>igdeci</text:p>
          </table:table-cell>
          <table:table-cell office:value-type="string" table:style-name="ce1">
            <text:p>0.329840418468661</text:p>
          </table:table-cell>
          <table:table-cell office:value-type="string" table:style-name="ce1">
            <text:p>1.27124892928096e-08</text:p>
          </table:table-cell>
        </table:table-row>
        <table:table-row table:style-name="ro1">
          <table:table-cell office:value-type="string" table:style-name="ce1">
            <text:p>igdecn</text:p>
          </table:table-cell>
          <table:table-cell office:value-type="string" table:style-name="ce1">
            <text:p>0.439700080442268</text:p>
          </table:table-cell>
          <table:table-cell office:value-type="string" table:style-name="ce1">
            <text:p>9.46731452198433e-08</text:p>
          </table:table-cell>
        </table:table-row>
        <table:table-row table:style-name="ro1">
          <table:table-cell office:value-type="string" table:style-name="ce1">
            <text:p>qaoai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</table:table-row>
        <table:table-row table:style-name="ro1">
          <table:table-cell office:value-type="string" table:style-name="ce1">
            <text:p>qaoan</text:p>
          </table:table-cell>
          <table:table-cell office:value-type="string" table:style-name="ce1">
            <text:p>0.980375672961178</text:p>
          </table:table-cell>
          <table:table-cell office:value-type="string" table:style-name="ce1">
            <text:p>0.938859316490664</text:p>
          </table:table-cell>
        </table:table-row>
      </table:table>
      <table:table table:name="Kruskal-Wallis rank sum test (ju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statistics</text:p>
          </table:table-cell>
          <table:table-cell office:value-type="string" table:style-name="ce1">
            <text:p>parameter</text:p>
          </table:table-cell>
          <table:table-cell office:value-type="string" table:style-name="ce1">
            <text:p>p_value</text:p>
          </table:table-cell>
        </table:table-row>
        <table:table-row table:style-name="ro1">
          <table:table-cell office:value-type="float" office:value="82.4944655546188" table:style-name="ce1">
            <text:p>82.4944655546188</text:p>
          </table:table-cell>
          <table:table-cell office:value-type="float" office:value="4" table:style-name="ce1">
            <text:p>4</text:p>
          </table:table-cell>
          <table:table-cell office:value-type="float" office:value="5.15647217600603e-17" table:style-name="ce1">
            <text:p>5.15647217600603e-17</text:p>
          </table:table-cell>
        </table:table-row>
      </table:table>
      <table:table table:name="Dunn (1964) Kruskal-Wallis multiple comparison (ju)" table:style-name="ta1">
        <table:table-column table:style-name="co1" table:number-columns-repeated="4" table:default-cell-style-name="ce1"/>
        <table:table-row table:style-name="ro1">
          <table:table-cell office:value-type="string" table:style-name="ce1">
            <text:p>Comparison</text:p>
          </table:table-cell>
          <table:table-cell office:value-type="string" table:style-name="ce1">
            <text:p>Z</text:p>
          </table:table-cell>
          <table:table-cell office:value-type="string" table:style-name="ce1">
            <text:p>P.unadj</text:p>
          </table:table-cell>
          <table:table-cell office:value-type="string" table:style-name="ce1">
            <text:p>P.adj</text:p>
          </table:table-cell>
        </table:table-row>
        <table:table-row table:style-name="ro1">
          <table:table-cell office:value-type="string" table:style-name="ce1">
            <text:p>add.greedy - divga</text:p>
          </table:table-cell>
          <table:table-cell office:value-type="float" office:value="2.93732741247451" table:style-name="ce1">
            <text:p>2.93732741247451</text:p>
          </table:table-cell>
          <table:table-cell office:value-type="float" office:value="0.00331054383252913" table:style-name="ce1">
            <text:p>0.00331054383252913</text:p>
          </table:table-cell>
          <table:table-cell office:value-type="float" office:value="0.0331054383252913" table:style-name="ce1">
            <text:p>0.0331054383252913</text:p>
          </table:table-cell>
        </table:table-row>
        <table:table-row table:style-name="ro1">
          <table:table-cell office:value-type="string" table:style-name="ce1">
            <text:p>add.greedy - igdeci</text:p>
          </table:table-cell>
          <table:table-cell office:value-type="float" office:value="7.73914796874092" table:style-name="ce1">
            <text:p>7.73914796874092</text:p>
          </table:table-cell>
          <table:table-cell office:value-type="float" office:value="1.00085247922419e-14" table:style-name="ce1">
            <text:p>1.00085247922419e-14</text:p>
          </table:table-cell>
          <table:table-cell office:value-type="float" office:value="1.00085247922419e-13" table:style-name="ce1">
            <text:p>1.00085247922419e-13</text:p>
          </table:table-cell>
        </table:table-row>
        <table:table-row table:style-name="ro1">
          <table:table-cell office:value-type="string" table:style-name="ce1">
            <text:p>divga - igdeci</text:p>
          </table:table-cell>
          <table:table-cell office:value-type="float" office:value="4.80182055626641" table:style-name="ce1">
            <text:p>4.80182055626641</text:p>
          </table:table-cell>
          <table:table-cell office:value-type="float" office:value="1.57229561418671e-06" table:style-name="ce1">
            <text:p>1.57229561418671e-06</text:p>
          </table:table-cell>
          <table:table-cell office:value-type="float" office:value="1.57229561418671e-05" table:style-name="ce1">
            <text:p>1.57229561418671e-05</text:p>
          </table:table-cell>
        </table:table-row>
        <table:table-row table:style-name="ro1">
          <table:table-cell office:value-type="string" table:style-name="ce1">
            <text:p>add.greedy - igdecn</text:p>
          </table:table-cell>
          <table:table-cell office:value-type="float" office:value="7.2859915091956" table:style-name="ce1">
            <text:p>7.2859915091956</text:p>
          </table:table-cell>
          <table:table-cell office:value-type="float" office:value="3.19313088373536e-13" table:style-name="ce1">
            <text:p>3.19313088373536e-13</text:p>
          </table:table-cell>
          <table:table-cell office:value-type="float" office:value="3.19313088373536e-12" table:style-name="ce1">
            <text:p>3.19313088373536e-12</text:p>
          </table:table-cell>
        </table:table-row>
        <table:table-row table:style-name="ro1">
          <table:table-cell office:value-type="string" table:style-name="ce1">
            <text:p>divga - igdecn</text:p>
          </table:table-cell>
          <table:table-cell office:value-type="float" office:value="4.34866409672109" table:style-name="ce1">
            <text:p>4.34866409672109</text:p>
          </table:table-cell>
          <table:table-cell office:value-type="float" office:value="1.36969312561307e-05" table:style-name="ce1">
            <text:p>1.36969312561307e-05</text:p>
          </table:table-cell>
          <table:table-cell office:value-type="float" office:value="0.000136969312561307" table:style-name="ce1">
            <text:p>0.000136969312561307</text:p>
          </table:table-cell>
        </table:table-row>
        <table:table-row table:style-name="ro1">
          <table:table-cell office:value-type="string" table:style-name="ce1">
            <text:p>igdeci - igdecn</text:p>
          </table:table-cell>
          <table:table-cell office:value-type="float" office:value="-0.453156459545324" table:style-name="ce1">
            <text:p>-0.453156459545324</text:p>
          </table:table-cell>
          <table:table-cell office:value-type="float" office:value="0.650436082449082" table:style-name="ce1">
            <text:p>0.65043608244908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string" table:style-name="ce1">
            <text:p>add.greedy - qaoan</text:p>
          </table:table-cell>
          <table:table-cell office:value-type="float" office:value="3.87639862984554" table:style-name="ce1">
            <text:p>3.87639862984554</text:p>
          </table:table-cell>
          <table:table-cell office:value-type="float" office:value="0.000106013947594335" table:style-name="ce1">
            <text:p>0.000106013947594335</text:p>
          </table:table-cell>
          <table:table-cell office:value-type="float" office:value="0.00106013947594335" table:style-name="ce1">
            <text:p>0.00106013947594335</text:p>
          </table:table-cell>
        </table:table-row>
        <table:table-row table:style-name="ro1">
          <table:table-cell office:value-type="string" table:style-name="ce1">
            <text:p>divga - qaoan</text:p>
          </table:table-cell>
          <table:table-cell office:value-type="float" office:value="0.939071217371032" table:style-name="ce1">
            <text:p>0.939071217371032</text:p>
          </table:table-cell>
          <table:table-cell office:value-type="float" office:value="0.347694180802599" table:style-name="ce1">
            <text:p>0.347694180802599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string" table:style-name="ce1">
            <text:p>igdeci - qaoan</text:p>
          </table:table-cell>
          <table:table-cell office:value-type="float" office:value="-3.86274933889538" table:style-name="ce1">
            <text:p>-3.86274933889538</text:p>
          </table:table-cell>
          <table:table-cell office:value-type="float" office:value="0.000112118034673753" table:style-name="ce1">
            <text:p>0.000112118034673753</text:p>
          </table:table-cell>
          <table:table-cell office:value-type="float" office:value="0.00112118034673753" table:style-name="ce1">
            <text:p>0.00112118034673753</text:p>
          </table:table-cell>
        </table:table-row>
        <table:table-row table:style-name="ro1">
          <table:table-cell office:value-type="string" table:style-name="ce1">
            <text:p>igdecn - qaoan</text:p>
          </table:table-cell>
          <table:table-cell office:value-type="float" office:value="-3.40959287935006" table:style-name="ce1">
            <text:p>-3.40959287935006</text:p>
          </table:table-cell>
          <table:table-cell office:value-type="float" office:value="0.000650599203902118" table:style-name="ce1">
            <text:p>0.000650599203902118</text:p>
          </table:table-cell>
          <table:table-cell office:value-type="float" office:value="0.00650599203902118" table:style-name="ce1">
            <text:p>0.00650599203902118</text:p>
          </table:table-cell>
        </table:table-row>
      </table:table>
      <table:table table:name="Vargha and Delaney A (ju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comparison</text:p>
          </table:table-cell>
          <table:table-cell office:value-type="string" table:style-name="ce1">
            <text:p>estimate</text:p>
          </table:table-cell>
          <table:table-cell office:value-type="string" table:style-name="ce1">
            <text:p>magnitude</text:p>
          </table:table-cell>
        </table:table-row>
        <table:table-row table:style-name="ro1">
          <table:table-cell office:value-type="string" table:style-name="ce1">
            <text:p>add.greedy - divg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add.greedy - igdec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igdec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add.greedy - igdec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igdecn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igdeci - igdecn</text:p>
          </table:table-cell>
          <table:table-cell office:value-type="float" office:value="0.45625" table:style-name="ce1">
            <text:p>0.45625</text:p>
          </table:table-cell>
          <table:table-cell office:value-type="string" table:style-name="ce1">
            <text:p>negligible</text:p>
          </table:table-cell>
        </table:table-row>
        <table:table-row table:style-name="ro1">
          <table:table-cell office:value-type="string" table:style-name="ce1">
            <text:p>igdecn - igdeci</text:p>
          </table:table-cell>
          <table:table-cell office:value-type="float" office:value="0.54375" table:style-name="ce1">
            <text:p>0.54375</text:p>
          </table:table-cell>
          <table:table-cell office:value-type="string" table:style-name="ce1">
            <text:p>negligible</text:p>
          </table:table-cell>
        </table:table-row>
        <table:table-row table:style-name="ro1">
          <table:table-cell office:value-type="string" table:style-name="ce1">
            <text:p>add.greedy - qaoa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qaoan</text:p>
          </table:table-cell>
          <table:table-cell office:value-type="float" office:value="0.705" table:style-name="ce1">
            <text:p>0.705</text:p>
          </table:table-cell>
          <table:table-cell office:value-type="string" table:style-name="ce1">
            <text:p>medium</text:p>
          </table:table-cell>
        </table:table-row>
        <table:table-row table:style-name="ro1">
          <table:table-cell office:value-type="string" table:style-name="ce1">
            <text:p>igdeci - qaoan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qaoan - igdec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igdecn - qaoan</text:p>
          </table:table-cell>
          <table:table-cell office:value-type="float" office:value="0.07" table:style-name="ce1">
            <text:p>0.07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qaoan - igdecn</text:p>
          </table:table-cell>
          <table:table-cell office:value-type="float" office:value="0.93" table:style-name="ce1">
            <text:p>0.93</text:p>
          </table:table-cell>
          <table:table-cell office:value-type="string" table:style-name="ce1">
            <text:p>large</text:p>
          </table:table-cell>
        </table:table-row>
      </table:table>
      <table:table table:name="Shapiro-Wilk normality test (jmh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algorithm</text:p>
          </table:table-cell>
          <table:table-cell office:value-type="string" table:style-name="ce1">
            <text:p>statistics</text:p>
          </table:table-cell>
          <table:table-cell office:value-type="string" table:style-name="ce1">
            <text:p>p_value</text:p>
          </table:table-cell>
        </table:table-row>
        <table:table-row table:style-name="ro1">
          <table:table-cell office:value-type="string" table:style-name="ce1">
            <text:p>add.greedy</text:p>
          </table:table-cell>
          <table:table-cell office:value-type="float" office:value="0.641119227471943" table:style-name="ce1">
            <text:p>0.641119227471943</text:p>
          </table:table-cell>
          <table:table-cell office:value-type="float" office:value="8.09975026890601e-06" table:style-name="ce1">
            <text:p>8.09975026890601e-06</text:p>
          </table:table-cell>
        </table:table-row>
        <table:table-row table:style-name="ro1">
          <table:table-cell office:value-type="string" table:style-name="ce1">
            <text:p>divga</text:p>
          </table:table-cell>
          <table:table-cell office:value-type="float" office:value="0.937016182762881" table:style-name="ce1">
            <text:p>0.937016182762881</text:p>
          </table:table-cell>
          <table:table-cell office:value-type="float" office:value="0.210462080836313" table:style-name="ce1">
            <text:p>0.210462080836313</text:p>
          </table:table-cell>
        </table:table-row>
        <table:table-row table:style-name="ro1">
          <table:table-cell office:value-type="string" table:style-name="ce1">
            <text:p>igdeci</text:p>
          </table:table-cell>
          <table:table-cell office:value-type="float" office:value="0.634082420003022" table:style-name="ce1">
            <text:p>0.634082420003022</text:p>
          </table:table-cell>
          <table:table-cell office:value-type="float" office:value="6.78066839532803e-06" table:style-name="ce1">
            <text:p>6.78066839532803e-06</text:p>
          </table:table-cell>
        </table:table-row>
        <table:table-row table:style-name="ro1">
          <table:table-cell office:value-type="string" table:style-name="ce1">
            <text:p>igdecn</text:p>
          </table:table-cell>
          <table:table-cell office:value-type="float" office:value="0.691731316337859" table:style-name="ce1">
            <text:p>0.691731316337859</text:p>
          </table:table-cell>
          <table:table-cell office:value-type="float" office:value="3.09634216840849e-05" table:style-name="ce1">
            <text:p>3.09634216840849e-05</text:p>
          </table:table-cell>
        </table:table-row>
        <table:table-row table:style-name="ro1">
          <table:table-cell office:value-type="string" table:style-name="ce1">
            <text:p>qaoai</text:p>
          </table:table-cell>
          <table:table-cell office:value-type="float" office:value="0.363889831002244" table:style-name="ce1">
            <text:p>0.363889831002244</text:p>
          </table:table-cell>
          <table:table-cell office:value-type="float" office:value="2.3113029073726e-08" table:style-name="ce1">
            <text:p>2.3113029073726e-08</text:p>
          </table:table-cell>
        </table:table-row>
        <table:table-row table:style-name="ro1">
          <table:table-cell office:value-type="string" table:style-name="ce1">
            <text:p>qaoan</text:p>
          </table:table-cell>
          <table:table-cell office:value-type="float" office:value="0.960650419525058" table:style-name="ce1">
            <text:p>0.960650419525058</text:p>
          </table:table-cell>
          <table:table-cell office:value-type="float" office:value="0.556924106149934" table:style-name="ce1">
            <text:p>0.556924106149934</text:p>
          </table:table-cell>
        </table:table-row>
      </table:table>
      <table:table table:name="Kruskal-Wallis rank sum test (jmh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statistics</text:p>
          </table:table-cell>
          <table:table-cell office:value-type="string" table:style-name="ce1">
            <text:p>parameter</text:p>
          </table:table-cell>
          <table:table-cell office:value-type="string" table:style-name="ce1">
            <text:p>p_value</text:p>
          </table:table-cell>
        </table:table-row>
        <table:table-row table:style-name="ro1">
          <table:table-cell office:value-type="float" office:value="112.94018994495" table:style-name="ce1">
            <text:p>112.94018994495</text:p>
          </table:table-cell>
          <table:table-cell office:value-type="float" office:value="5" table:style-name="ce1">
            <text:p>5</text:p>
          </table:table-cell>
          <table:table-cell office:value-type="float" office:value="9.79320988636985e-23" table:style-name="ce1">
            <text:p>9.79320988636985e-23</text:p>
          </table:table-cell>
        </table:table-row>
      </table:table>
      <table:table table:name="Dunn (1964) Kruskal-Wallis multiple comparison (jmh)" table:style-name="ta1">
        <table:table-column table:style-name="co1" table:number-columns-repeated="4" table:default-cell-style-name="ce1"/>
        <table:table-row table:style-name="ro1">
          <table:table-cell office:value-type="string" table:style-name="ce1">
            <text:p>Comparison</text:p>
          </table:table-cell>
          <table:table-cell office:value-type="string" table:style-name="ce1">
            <text:p>Z</text:p>
          </table:table-cell>
          <table:table-cell office:value-type="string" table:style-name="ce1">
            <text:p>P.unadj</text:p>
          </table:table-cell>
          <table:table-cell office:value-type="string" table:style-name="ce1">
            <text:p>P.adj</text:p>
          </table:table-cell>
        </table:table-row>
        <table:table-row table:style-name="ro1">
          <table:table-cell office:value-type="string" table:style-name="ce1">
            <text:p>add.greedy - divga</text:p>
          </table:table-cell>
          <table:table-cell office:value-type="float" office:value="1.85136018672163" table:style-name="ce1">
            <text:p>1.85136018672163</text:p>
          </table:table-cell>
          <table:table-cell office:value-type="float" office:value="0.0641177527308863" table:style-name="ce1">
            <text:p>0.0641177527308863</text:p>
          </table:table-cell>
          <table:table-cell office:value-type="float" office:value="0.961766290963294" table:style-name="ce1">
            <text:p>0.961766290963294</text:p>
          </table:table-cell>
        </table:table-row>
        <table:table-row table:style-name="ro1">
          <table:table-cell office:value-type="string" table:style-name="ce1">
            <text:p>add.greedy - igdeci</text:p>
          </table:table-cell>
          <table:table-cell office:value-type="float" office:value="6.9141707219088" table:style-name="ce1">
            <text:p>6.9141707219088</text:p>
          </table:table-cell>
          <table:table-cell office:value-type="float" office:value="4.70608153197213e-12" table:style-name="ce1">
            <text:p>4.70608153197213e-12</text:p>
          </table:table-cell>
          <table:table-cell office:value-type="float" office:value="7.0591222979582e-11" table:style-name="ce1">
            <text:p>7.0591222979582e-11</text:p>
          </table:table-cell>
        </table:table-row>
        <table:table-row table:style-name="ro1">
          <table:table-cell office:value-type="string" table:style-name="ce1">
            <text:p>divga - igdeci</text:p>
          </table:table-cell>
          <table:table-cell office:value-type="float" office:value="5.06281053518717" table:style-name="ce1">
            <text:p>5.06281053518717</text:p>
          </table:table-cell>
          <table:table-cell office:value-type="float" office:value="4.13120370498983e-07" table:style-name="ce1">
            <text:p>4.13120370498983e-07</text:p>
          </table:table-cell>
          <table:table-cell office:value-type="float" office:value="6.19680555748475e-06" table:style-name="ce1">
            <text:p>6.19680555748475e-06</text:p>
          </table:table-cell>
        </table:table-row>
        <table:table-row table:style-name="ro1">
          <table:table-cell office:value-type="string" table:style-name="ce1">
            <text:p>add.greedy - igdecn</text:p>
          </table:table-cell>
          <table:table-cell office:value-type="float" office:value="5.75422760737805" table:style-name="ce1">
            <text:p>5.75422760737805</text:p>
          </table:table-cell>
          <table:table-cell office:value-type="float" office:value="8.70388232784053e-09" table:style-name="ce1">
            <text:p>8.70388232784053e-09</text:p>
          </table:table-cell>
          <table:table-cell office:value-type="float" office:value="1.30558234917608e-07" table:style-name="ce1">
            <text:p>1.30558234917608e-07</text:p>
          </table:table-cell>
        </table:table-row>
        <table:table-row table:style-name="ro1">
          <table:table-cell office:value-type="string" table:style-name="ce1">
            <text:p>divga - igdecn</text:p>
          </table:table-cell>
          <table:table-cell office:value-type="float" office:value="3.90286742065642" table:style-name="ce1">
            <text:p>3.90286742065642</text:p>
          </table:table-cell>
          <table:table-cell office:value-type="float" office:value="9.50597784246836e-05" table:style-name="ce1">
            <text:p>9.50597784246836e-05</text:p>
          </table:table-cell>
          <table:table-cell office:value-type="float" office:value="0.00142589667637025" table:style-name="ce1">
            <text:p>0.00142589667637025</text:p>
          </table:table-cell>
        </table:table-row>
        <table:table-row table:style-name="ro1">
          <table:table-cell office:value-type="string" table:style-name="ce1">
            <text:p>igdeci - igdecn</text:p>
          </table:table-cell>
          <table:table-cell office:value-type="float" office:value="-1.15994311453075" table:style-name="ce1">
            <text:p>-1.15994311453075</text:p>
          </table:table-cell>
          <table:table-cell office:value-type="float" office:value="0.246071967374735" table:style-name="ce1">
            <text:p>0.246071967374735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string" table:style-name="ce1">
            <text:p>add.greedy - qaoai</text:p>
          </table:table-cell>
          <table:table-cell office:value-type="float" office:value="9.09759305514316" table:style-name="ce1">
            <text:p>9.09759305514316</text:p>
          </table:table-cell>
          <table:table-cell office:value-type="float" office:value="9.23558165444595e-20" table:style-name="ce1">
            <text:p>9.23558165444595e-20</text:p>
          </table:table-cell>
          <table:table-cell office:value-type="float" office:value="1.38533724816689e-18" table:style-name="ce1">
            <text:p>1.38533724816689e-18</text:p>
          </table:table-cell>
        </table:table-row>
        <table:table-row table:style-name="ro1">
          <table:table-cell office:value-type="string" table:style-name="ce1">
            <text:p>divga - qaoai</text:p>
          </table:table-cell>
          <table:table-cell office:value-type="float" office:value="7.24623286842153" table:style-name="ce1">
            <text:p>7.24623286842153</text:p>
          </table:table-cell>
          <table:table-cell office:value-type="float" office:value="4.28523099763314e-13" table:style-name="ce1">
            <text:p>4.28523099763314e-13</text:p>
          </table:table-cell>
          <table:table-cell office:value-type="float" office:value="6.42784649644971e-12" table:style-name="ce1">
            <text:p>6.42784649644971e-12</text:p>
          </table:table-cell>
        </table:table-row>
        <table:table-row table:style-name="ro1">
          <table:table-cell office:value-type="string" table:style-name="ce1">
            <text:p>igdeci - qaoai</text:p>
          </table:table-cell>
          <table:table-cell office:value-type="float" office:value="2.18342233323436" table:style-name="ce1">
            <text:p>2.18342233323436</text:p>
          </table:table-cell>
          <table:table-cell office:value-type="float" office:value="0.0290047227620106" table:style-name="ce1">
            <text:p>0.0290047227620106</text:p>
          </table:table-cell>
          <table:table-cell office:value-type="float" office:value="0.435070841430158" table:style-name="ce1">
            <text:p>0.435070841430158</text:p>
          </table:table-cell>
        </table:table-row>
        <table:table-row table:style-name="ro1">
          <table:table-cell office:value-type="string" table:style-name="ce1">
            <text:p>igdecn - qaoai</text:p>
          </table:table-cell>
          <table:table-cell office:value-type="float" office:value="3.34336544776511" table:style-name="ce1">
            <text:p>3.34336544776511</text:p>
          </table:table-cell>
          <table:table-cell office:value-type="float" office:value="0.000827688214651797" table:style-name="ce1">
            <text:p>0.000827688214651797</text:p>
          </table:table-cell>
          <table:table-cell office:value-type="float" office:value="0.0124153232197769" table:style-name="ce1">
            <text:p>0.0124153232197769</text:p>
          </table:table-cell>
        </table:table-row>
        <table:table-row table:style-name="ro1">
          <table:table-cell office:value-type="string" table:style-name="ce1">
            <text:p>add.greedy - qaoan</text:p>
          </table:table-cell>
          <table:table-cell office:value-type="float" office:value="3.67542759427784" table:style-name="ce1">
            <text:p>3.67542759427784</text:p>
          </table:table-cell>
          <table:table-cell office:value-type="float" office:value="0.000237451379394727" table:style-name="ce1">
            <text:p>0.000237451379394727</text:p>
          </table:table-cell>
          <table:table-cell office:value-type="float" office:value="0.00356177069092091" table:style-name="ce1">
            <text:p>0.00356177069092091</text:p>
          </table:table-cell>
        </table:table-row>
        <table:table-row table:style-name="ro1">
          <table:table-cell office:value-type="string" table:style-name="ce1">
            <text:p>divga - qaoan</text:p>
          </table:table-cell>
          <table:table-cell office:value-type="float" office:value="1.82406740755621" table:style-name="ce1">
            <text:p>1.82406740755621</text:p>
          </table:table-cell>
          <table:table-cell office:value-type="float" office:value="0.0681418821427793" table:style-name="ce1">
            <text:p>0.068141882142779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string" table:style-name="ce1">
            <text:p>igdeci - qaoan</text:p>
          </table:table-cell>
          <table:table-cell office:value-type="float" office:value="-3.23874312763097" table:style-name="ce1">
            <text:p>-3.23874312763097</text:p>
          </table:table-cell>
          <table:table-cell office:value-type="float" office:value="0.00120057647200032" table:style-name="ce1">
            <text:p>0.00120057647200032</text:p>
          </table:table-cell>
          <table:table-cell office:value-type="float" office:value="0.0180086470800049" table:style-name="ce1">
            <text:p>0.0180086470800049</text:p>
          </table:table-cell>
        </table:table-row>
        <table:table-row table:style-name="ro1">
          <table:table-cell office:value-type="string" table:style-name="ce1">
            <text:p>igdecn - qaoan</text:p>
          </table:table-cell>
          <table:table-cell office:value-type="float" office:value="-2.07880001310021" table:style-name="ce1">
            <text:p>-2.07880001310021</text:p>
          </table:table-cell>
          <table:table-cell office:value-type="float" office:value="0.037635735699332" table:style-name="ce1">
            <text:p>0.037635735699332</text:p>
          </table:table-cell>
          <table:table-cell office:value-type="float" office:value="0.56453603548998" table:style-name="ce1">
            <text:p>0.56453603548998</text:p>
          </table:table-cell>
        </table:table-row>
        <table:table-row table:style-name="ro1">
          <table:table-cell office:value-type="string" table:style-name="ce1">
            <text:p>qaoai - qaoan</text:p>
          </table:table-cell>
          <table:table-cell office:value-type="float" office:value="-5.42216546086532" table:style-name="ce1">
            <text:p>-5.42216546086532</text:p>
          </table:table-cell>
          <table:table-cell office:value-type="float" office:value="5.88813407313336e-08" table:style-name="ce1">
            <text:p>5.88813407313336e-08</text:p>
          </table:table-cell>
          <table:table-cell office:value-type="float" office:value="8.83220110970005e-07" table:style-name="ce1">
            <text:p>8.83220110970005e-07</text:p>
          </table:table-cell>
        </table:table-row>
      </table:table>
      <table:table table:name="Vargha and Delaney A (jmh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comparison</text:p>
          </table:table-cell>
          <table:table-cell office:value-type="string" table:style-name="ce1">
            <text:p>estimate</text:p>
          </table:table-cell>
          <table:table-cell office:value-type="string" table:style-name="ce1">
            <text:p>magnitude</text:p>
          </table:table-cell>
        </table:table-row>
        <table:table-row table:style-name="ro1">
          <table:table-cell office:value-type="string" table:style-name="ce1">
            <text:p>add.greedy - divg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add.greedy - igdec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igdec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add.greedy - igdec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igdec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igdeci - igdecn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igdecn - igdeci</text:p>
          </table:table-cell>
          <table:table-cell office:value-type="float" office:value="0.8" table:style-name="ce1">
            <text:p>0.8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add.greedy - qaoa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qaoa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igdeci - qaoa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igdecn - qaoa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add.greedy - qaoa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qaoan</text:p>
          </table:table-cell>
          <table:table-cell office:value-type="float" office:value="0.9825" table:style-name="ce1">
            <text:p>0.9825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igdeci - qaoan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qaoan - igdec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igdecn - qaoan</text:p>
          </table:table-cell>
          <table:table-cell office:value-type="float" office:value="0.0375" table:style-name="ce1">
            <text:p>0.0375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qaoan - igdecn</text:p>
          </table:table-cell>
          <table:table-cell office:value-type="float" office:value="0.9625" table:style-name="ce1">
            <text:p>0.9625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qaoai - qaoan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qaoan - qaoa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